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e6e64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83caff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0.254cm" svg:height="2.325cm" svg:x="6.164cm" svg:y="4.82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.313cm" svg:height="2.307cm" draw:transform="rotate (-0.785398163397449) translate (22.438cm 12.6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1cm" svg:height="3.827cm" draw:transform="rotate (-1.96349540849362) translate (25.262cm 14.02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4" draw:text-style-name="P1" draw:layer="layout" svg:width="3.015cm" svg:height="1.336cm" svg:x="9.074cm" svg:y="13.614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09cm" svg:height="1.793cm" draw:transform="skewX (-0.00610865238198015) translate (22.028cm 5.57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02cm" svg:height="0.681cm" svg:x="9.255cm" svg:y="7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809cm" svg:height="0.1cm" svg:x="5.316cm" svg:y="4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36cm" svg:height="0.667cm" svg:x="7.863cm" svg:y="15.202cm">
          <text:p text:style-name="P1">He-Ne Las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62cm" svg:height="0.667cm" svg:x="7.779cm" svg:y="10.019cm">
          <text:p text:style-name="P1">Co2 Las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36cm" svg:height="0.665cm" svg:x="4.913cm" svg:y="5.3cm">
          <text:p text:style-name="P1">CaF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6cm" svg:height="0.644cm" svg:x="20.324cm" svg:y="4.826cm">
          <text:p text:style-name="P1">Detect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07cm" svg:height="0.099cm" draw:transform="rotate (2.35619449019234) translate (6.901cm 14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809cm" svg:height="0.098cm" draw:transform="skewX (-0.0101229096615671) rotate (2.35619449019234) translate (5.276cm 12.3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808cm" svg:height="0.099cm" draw:transform="rotate (0.785398163397448) translate (3.905cm 7.5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02cm" svg:height="0.681cm" svg:x="9.255cm" svg:y="6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02cm" svg:height="0.681cm" svg:x="15.955cm" svg:y="7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02cm" svg:height="0.681cm" svg:x="15.955cm" svg:y="6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808cm" svg:height="0.137cm" draw:transform="rotate (2.35654355604274) translate (18.87cm 7.9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313cm" svg:height="2.307cm" draw:transform="rotate (-1.5707963267949) translate (19.721cm 14.1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827cm" draw:transform="rotate (-2.74889357189107) translate (20.764cm 17.11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0.596cm" svg:height="7.473cm" draw:transform="skewX (-0.00296705972839036) translate (22.533cm 7.86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layer="layout" svg:width="0.596cm" svg:height="1.932cm" draw:transform="skewX (-0.00279252680319085) rotate (0.785398163397448) translate (21.25cm 14.151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6" draw:text-style-name="P1" draw:layer="layout" svg:width="0.102cm" svg:height="0.681cm" draw:transform="rotate (1.5707963267949) translate (22.92cm 7.8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02cm" svg:height="0.681cm" draw:transform="rotate (1.5707963267949) translate (22.026cm 7.8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306cm" svg:height="0.221cm" svg:x="19.842cm" svg:y="13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225cm" svg:height="2.834cm" draw:transform="rotate (-1.5707963267949) translate (22.422cm 13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433cm" svg:height="3.555cm" draw:transform="skewX (0.00331612557878929) rotate (0.785398163397448) translate (17.998cm 14.01cm)">
          <text:p/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custom-shape draw:style-name="gr1" draw:text-style-name="P1" draw:layer="layout" svg:width="0.381cm" svg:height="9.322cm" svg:x="17.964cm" svg:y="7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196cm" svg:height="0.254cm" svg:x="6.264cm" svg:y="7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827cm" draw:transform="rotate (-3.14159265358979) translate (20.25cm 9.16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1.8cm" svg:height="0.254cm" svg:x="4.464cm" svg:y="6.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7.301cm" svg:x="6.264cm" svg:y="7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19cm" svg:height="0.254cm" svg:x="6.264cm" svg:y="14.0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15cm" svg:height="1.336cm" svg:x="9.074cm" svg:y="10.914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0.254cm" svg:x="4.502cm" svg:y="11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4.193cm" svg:x="4.464cm" svg:y="7.2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37cm" svg:height="2.341cm" draw:transform="skewX (-0.00174532925199432) rotate (2.35619449019234) translate (5.643cm 7.9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16cm" svg:height="0.644cm" svg:x="19.986cm" svg:y="16.515cm">
          <text:p text:style-name="P1">Spherical mirr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02:18:56.508947665</meta:creation-date>
    <dc:date>2015-07-10T04:07:46.491489326</dc:date>
    <meta:editing-duration>P1DT16H52M</meta:editing-duration>
    <meta:editing-cycles>74</meta:editing-cycles>
    <meta:generator>LibreOffice/4.2.8.2$Linux_x86 LibreOffice_project/420m0$Build-2</meta:generator>
    <meta:print-date>2015-07-10T04:05:01.238320904</meta:print-date>
    <meta:document-statistic meta:object-count="62"/>
  </office:meta>
</office:document-meta>
</file>